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89.41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  <style:style style:name="ce25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08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default-cell-style-name="ce255"/>
        <table:table-column table:style-name="co36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6" table:number-columns-repeated="3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78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0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5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88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/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/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89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SUM([.G6:.G22])" office:value-type="currency" office:currency="ARS" office:value="30317.02" calcext:value-type="currency">
            <text:p>$30.317,02</text:p>
          </table:table-cell>
          <table:table-cell table:style-name="ce255" table:formula="of:=SUM([.H6:.H22])" office:value-type="currency" office:currency="ARS" office:value="30457.09" calcext:value-type="currency">
            <text:p>$30.457,09</text:p>
          </table:table-cell>
          <table:table-cell table:style-name="ce255" table:formula="of:=SUM([.I6:.I22])" office:value-type="currency" office:currency="ARS" office:value="34881.36" calcext:value-type="currency">
            <text:p>$34.881,36</text:p>
          </table:table-cell>
          <table:table-cell table:style-name="ce259" table:formula="of:=SUM([.G23:.I23])" office:value-type="currency" office:currency="ARS" office:value="95655.47" calcext:value-type="currency">
            <text:p>$95.655,47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+[.C78]+[.C80]+[.C85]+[.C88]" office:value-type="currency" office:currency="ARS" office:value="30317.02" calcext:value-type="currency">
            <text:p>$30.317,02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+[.C75]+[.C89]" office:value-type="currency" office:currency="ARS" office:value="34881.36" calcext:value-type="currency">
            <text:p>$34.881,36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2"/>
          <table:table-cell table:style-name="ce257" table:formula="of:=SUM([.H30:.H32])" office:value-type="currency" office:currency="ARS" office:value="95655.47" calcext:value-type="currency">
            <text:p>$95.655,47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58" table:formula="of:=+[.C102]-[.H3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2]+[.C78]-[.D78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79]+[.C80]-[.D80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0]+[.C81]-[.D81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1]+[.C82]-[.D82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2]+[.C83]-[.D83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3]+[.C84]-[.D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4]+[.C85]-[.D85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5]+[.C86]-[.D86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6]+[.C87]-[.D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7]+[.C88]-[.D88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88]+[.C89]-[.D89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89]+[.C90]-[.D90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0]+[.C91]-[.D91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1]+[.C92]-[.D9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2]+[.C93]-[.D9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4]+[.C95]-[.D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5]+[.C96]-[.D9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6]+[.C97]-[.D97]" office:value-type="currency" office:currency="ARS" office:value="0" calcext:value-type="currency">
            <text:p>$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table:style-name="ce139"/>
          <table:table-cell table:number-columns-repeated="3"/>
          <table:table-cell table:formula="of:=+[.E97]+[.C98]-[.D9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8]+[.C99]-[.D9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3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100]+[.C101]-[.D10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01])" office:value-type="currency" office:currency="ARS" office:value="95655.47" calcext:value-type="currency">
            <text:p>$95.655,47</text:p>
          </table:table-cell>
          <table:table-cell table:style-name="ce257" table:formula="of:=SUM([.D3:.D101])" office:value-type="currency" office:currency="ARS" office:value="95655.47" calcext:value-type="currency">
            <text:p>$95.655,47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02]" office:value-type="currency" office:currency="ARS" office:value="4344.53000000001" calcext:value-type="currency">
            <text:p>$4.344,53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21:30:32.863896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20T21:36:46.045797807</dc:date>
    <meta:editing-duration>PT16H39M13S</meta:editing-duration>
    <meta:editing-cycles>329</meta:editing-cycles>
    <meta:generator>LibreOffice/5.1.4.2$Linux_X86_64 LibreOffice_project/10m0$Build-2</meta:generator>
    <meta:document-statistic meta:table-count="10" meta:cell-count="1658" meta:object-count="0"/>
  </office:meta>
</office:document-meta>
</file>